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d7392" officeooo:paragraph-rsid="001d739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f0bc7" officeooo:paragraph-rsid="001f0bc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bold" officeooo:rsid="001f0bc7" officeooo:paragraph-rsid="001f0bc7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bold" officeooo:rsid="002184e9" officeooo:paragraph-rsid="002184e9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bold" officeooo:rsid="0021ef87" officeooo:paragraph-rsid="0021ef87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rsid="001d7392" officeooo:paragraph-rsid="001d7392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paragraph-rsid="001d7392"/>
    </style:style>
    <style:style style:name="P8" style:family="paragraph" style:parent-style-name="Standard" style:list-style-name="L3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paragraph-rsid="001f0bc7"/>
    </style:style>
    <style:style style:name="P9" style:family="paragraph" style:parent-style-name="Standard" style:list-style-name="L3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paragraph-rsid="001fe422"/>
    </style:style>
    <style:style style:name="P10" style:family="paragraph" style:parent-style-name="Standard" style:list-style-name="L4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paragraph-rsid="002184e9"/>
    </style:style>
    <style:style style:name="P11" style:family="paragraph" style:parent-style-name="Standard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paragraph-rsid="002184e9"/>
    </style:style>
    <style:style style:name="P12" style:family="paragraph" style:parent-style-name="Standard" style:list-style-name="L5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paragraph-rsid="002184e9"/>
    </style:style>
    <style:style style:name="P13" style:family="paragraph" style:parent-style-name="Standard" style:list-style-name="L2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rsid="001d7392" officeooo:paragraph-rsid="001d7392"/>
    </style:style>
    <style:style style:name="P14" style:family="paragraph" style:parent-style-name="Standard" style:list-style-name="L2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rsid="001d7392" officeooo:paragraph-rsid="001f0bc7"/>
    </style:style>
    <style:style style:name="P15" style:family="paragraph" style:parent-style-name="Standard" style:list-style-name="L2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rsid="001f0bc7" officeooo:paragraph-rsid="001f0bc7"/>
    </style:style>
    <style:style style:name="P16" style:family="paragraph" style:parent-style-name="Standard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rsid="001f0bc7" officeooo:paragraph-rsid="001f0bc7"/>
    </style:style>
    <style:style style:name="P17" style:family="paragraph" style:parent-style-name="Standard" style:list-style-name="L3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rsid="001f0bc7" officeooo:paragraph-rsid="001f0bc7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rsid="002184e9" officeooo:paragraph-rsid="002184e9" style:font-weight-asian="normal" style:font-weight-complex="normal"/>
    </style:style>
    <style:style style:name="P19" style:family="paragraph" style:parent-style-name="Standard" style:list-style-name="L5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rsid="002184e9" officeooo:paragraph-rsid="002184e9" style:font-weight-asian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rsid="0021ef87" officeooo:paragraph-rsid="0021ef87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rsid="0021ef87" officeooo:paragraph-rsid="0021ef87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rsid="001fe422" officeooo:paragraph-rsid="001fe422"/>
    </style:style>
    <style:style style:name="P23" style:family="paragraph" style:parent-style-name="Standard" style:list-style-name="L4">
      <style:paragraph-properties fo:text-align="start" style:justify-single-word="false">
        <style:tab-stops>
          <style:tab-stop style:position="2.2091in"/>
        </style:tab-stops>
      </style:paragraph-properties>
      <style:text-properties fo:font-size="12pt" fo:font-weight="normal" officeooo:rsid="002184e9" officeooo:paragraph-rsid="002184e9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1d7392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d7392" officeooo:paragraph-rsid="001d7392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d7392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Liberation Serif" fo:letter-spacing="normal" fo:font-style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officeooo:rsid="001d7392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letter-spacing="normal" fo:font-style="normal" officeooo:rsid="001f0bc7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letter-spacing="normal" fo:font-style="normal" officeooo:rsid="001fe422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letter-spacing="normal" fo:font-style="normal" officeooo:rsid="002184e9" style:font-size-asian="12pt" style:font-size-complex="12pt"/>
    </style:style>
    <style:style style:name="T8" style:family="text">
      <style:text-properties fo:font-variant="normal" fo:text-transform="none" fo:color="#000000" loext:opacity="100%" style:font-name="Liberation Serif" fo:letter-spacing="normal" fo:font-style="normal" officeooo:rsid="0021ef87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erif" fo:letter-spacing="normal" fo:font-style="normal" officeooo:rsid="001f0bc7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Liberation Serif" fo:letter-spacing="normal" fo:font-style="normal" officeooo:rsid="002184e9" style:font-size-asian="12pt" style:font-weight-asian="normal" style:font-size-complex="12pt" style:font-weight-complex="normal"/>
    </style:style>
    <style:style style:name="T11" style:family="text">
      <style:text-properties officeooo:rsid="001d7392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A MENJALANKAN APLIKASI</text:p>
      <text:list xml:id="list1476258834" text:style-name="L1">
        <text:list-item>
          <text:p text:style-name="P24"><text:span text:style-name="T2">Setelah melakukan clone, buat file .env dan copy dari file .env.example.</text:span></text:p>
        </text:list-item>
        <text:list-item>
          <text:p text:style-name="P25"><text:span text:style-name="T1">Jalankan app dengan go <text:s/>run cmd/main.go.</text:span></text:p>
        </text:list-item>
      </text:list>
      <text:p text:style-name="P1">Routes atau endpoint</text:p>
      <text:p text:style-name="P2">Users</text:p>
      <text:list xml:id="list3229946785" text:style-name="L2">
        <text:list-item>
          <text:p text:style-name="P6">Register </text:p>
          <text:p text:style-name="P7"><text:span text:style-name="T11">POST : </text:span><text:a xlink:type="simple" xlink:href="http://localhost:8080/api/v1/inventori/auth/register" text:style-name="Internet_20_link" text:visited-style-name="Visited_20_Internet_20_Link"><text:span text:style-name="T3">http://localhost:8080/api/v1/inventori/auth/register</text:span></text:a></text:p>
        </text:list-item>
        <text:list-item>
          <text:p text:style-name="P13"><text:span text:style-name="T3">Login </text:span></text:p>
          <text:p text:style-name="P13"><text:span text:style-name="T3">POST : </text:span><text:a xlink:type="simple" xlink:href="http://localhost:8080/api/v1/inventori/auth/login" text:style-name="Internet_20_link" text:visited-style-name="Visited_20_Internet_20_Link">http://localhost:8080/api/v1/inventori/auth/login</text:a></text:p>
        </text:list-item>
        <text:list-item>
          <text:p text:style-name="P13"><text:span text:style-name="T3">Get All users</text:span></text:p>
          <text:p text:style-name="P14"><text:span text:style-name="T3">GET : </text:span><text:a xlink:type="simple" xlink:href="http://localhost:8080/api/v1/inventori/users" text:style-name="Internet_20_link" text:visited-style-name="Visited_20_Internet_20_Link">http://localhost:8080/api/v1/inventori/</text:a><text:a xlink:type="simple" xlink:href="http://localhost:8080/api/v1/inventori/users" text:style-name="Internet_20_link" text:visited-style-name="Visited_20_Internet_20_Link"><text:span text:style-name="T5">users</text:span></text:a></text:p>
        </text:list-item>
        <text:list-item>
          <text:p text:style-name="P15"><text:span text:style-name="T3">Get user by id</text:span></text:p>
        </text:list-item>
        <text:list-item>
          <text:p text:style-name="P15"><text:span text:style-name="T3">GET : </text:span><text:a xlink:type="simple" xlink:href="http://localhost:8080/api/v1/inventori/users/(id" text:style-name="Internet_20_link" text:visited-style-name="Visited_20_Internet_20_Link"><text:span text:style-name="T4">http://localhost:8080/api/v1/inventori/</text:span></text:a><text:a xlink:type="simple" xlink:href="http://localhost:8080/api/v1/inventori/users/(id" text:style-name="Internet_20_link" text:visited-style-name="Visited_20_Internet_20_Link"><text:span text:style-name="T3">users/(id</text:span></text:a><text:span text:style-name="T3"> user)</text:span></text:p>
        </text:list-item>
        <text:list-item>
          <text:p text:style-name="P15"><text:span text:style-name="T3">Update users</text:span></text:p>
          <text:p text:style-name="P15"><text:span text:style-name="T3">PUT : </text:span><text:a xlink:type="simple" xlink:href="http://localhost:8080/api/v1/inventori/users/(id" text:style-name="Internet_20_link" text:visited-style-name="Visited_20_Internet_20_Link"><text:span text:style-name="T4">http://localhost:8080/api/v1/inventori/</text:span></text:a><text:a xlink:type="simple" xlink:href="http://localhost:8080/api/v1/inventori/users/(id" text:style-name="Internet_20_link" text:visited-style-name="Visited_20_Internet_20_Link"><text:span text:style-name="T3">users/(id</text:span></text:a><text:span text:style-name="T3"> user)</text:span></text:p>
        </text:list-item>
        <text:list-item>
          <text:p text:style-name="P15"><text:span text:style-name="T3">Delete user</text:span></text:p>
          <text:p text:style-name="P15"><text:span text:style-name="T3">DEL : </text:span><text:a xlink:type="simple" xlink:href="http://localhost:8080/api/v1/inventori/users/(id" text:style-name="Internet_20_link" text:visited-style-name="Visited_20_Internet_20_Link"><text:span text:style-name="T4">http://localhost:8080/api/v1/inventori/</text:span></text:a><text:a xlink:type="simple" xlink:href="http://localhost:8080/api/v1/inventori/users/(id" text:style-name="Internet_20_link" text:visited-style-name="Visited_20_Internet_20_Link"><text:span text:style-name="T3">users/(id</text:span></text:a><text:span text:style-name="T3"> user)</text:span></text:p>
        </text:list-item>
      </text:list>
      <text:p text:style-name="P16"><text:span text:style-name="T3"/></text:p>
      <text:p text:style-name="P3"><text:span text:style-name="T3">Product</text:span></text:p>
      <text:list xml:id="list3286860255" text:style-name="L3">
        <text:list-item>
          <text:p text:style-name="P17"><text:span text:style-name="T3">Add Product</text:span></text:p>
          <text:p text:style-name="P8"><text:span text:style-name="T9">POST : </text:span><text:a xlink:type="simple" xlink:href="http://localhost:8080/api/v1/inventori/users/product" text:style-name="Internet_20_link" text:visited-style-name="Visited_20_Internet_20_Link"><text:span text:style-name="T3">http://localhost:8080/api/v1/inventori/users/product</text:span></text:a></text:p>
        </text:list-item>
        <text:list-item>
          <text:p text:style-name="P22"><text:span text:style-name="T3">Get Product By Id</text:span></text:p>
          <text:p text:style-name="P22"><text:span text:style-name="T3">GET : </text:span><text:a xlink:type="simple" xlink:href="http://localhost:8080/api/v1/inventori/users/product/(id" text:style-name="Internet_20_link" text:visited-style-name="Visited_20_Internet_20_Link">http://localhost:8080/api/v1/inventori/users/product/(id</text:a><text:span text:style-name="T3"> product)</text:span></text:p>
        </text:list-item>
        <text:list-item>
          <text:p text:style-name="P22"><text:span text:style-name="T3">Get All Products</text:span></text:p>
          <text:p text:style-name="P22"><text:span text:style-name="T3">GET : </text:span><text:a xlink:type="simple" xlink:href="http://localhost:8080/api/v1/inventori/users/products/" text:style-name="Internet_20_link" text:visited-style-name="Visited_20_Internet_20_Link">http://localhost:8080/api/v1/inventori/users/products/</text:a></text:p>
        </text:list-item>
        <text:list-item>
          <text:p text:style-name="P22"><text:span text:style-name="T3">Delete Product</text:span></text:p>
          <text:p text:style-name="P22"><text:span text:style-name="T3">DEL : </text:span><text:a xlink:type="simple" xlink:href="http://localhost:8080/api/v1/inventori/users/product/(id" text:style-name="Internet_20_link" text:visited-style-name="Visited_20_Internet_20_Link">http://localhost:8080/api/v1/inventori/users/product/(id</text:a><text:span text:style-name="T3"> product)</text:span></text:p>
        </text:list-item>
        <text:list-item>
          <text:p text:style-name="P22"><text:span text:style-name="T3">Update Products</text:span></text:p>
          <text:p text:style-name="P22"><text:span text:style-name="T3">PUT : </text:span><text:a xlink:type="simple" xlink:href="http://localhost:8080/api/v1/inventori/users/product/(id" text:style-name="Internet_20_link" text:visited-style-name="Visited_20_Internet_20_Link">http://localhost:8080/api/v1/inventori/users/product/(id</text:a><text:span text:style-name="T3"> product)</text:span></text:p>
        </text:list-item>
        <text:list-item>
          <text:p text:style-name="P22"><text:span text:style-name="T3">Get Product By Name</text:span></text:p>
          <text:p text:style-name="P9"><text:span text:style-name="T6">GET : </text:span><text:a xlink:type="simple" xlink:href="http://localhost:8080/api/v1/inventori/users/products/(name" text:style-name="Internet_20_link" text:visited-style-name="Visited_20_Internet_20_Link"><text:span text:style-name="T3">http://localhost:8080/api/v1/inventori/users/products/</text:span></text:a><text:a xlink:type="simple" xlink:href="http://localhost:8080/api/v1/inventori/users/products/(name" text:style-name="Internet_20_link" text:visited-style-name="Visited_20_Internet_20_Link"><text:span text:style-name="T7">(name</text:span></text:a><text:span text:style-name="T7"> product)</text:span></text:p>
        </text:list-item>
      </text:list>
      <text:p text:style-name="P4"><text:span text:style-name="T3">Transactions</text:span></text:p>
      <text:list xml:id="list944059433" text:style-name="L4">
        <text:list-item>
          <text:p text:style-name="P18"><text:span text:style-name="T3">Send Product</text:span></text:p>
          <text:p text:style-name="P10"><text:span text:style-name="T10">POST : </text:span><text:a xlink:type="simple" xlink:href="http://localhost:8080/api/v1/inventori/users/product/(id" text:style-name="Internet_20_link" text:visited-style-name="Visited_20_Internet_20_Link"><text:span text:style-name="T3">http://localhost:8080/api/v1/inventori/users/product/</text:span></text:a><text:a xlink:type="simple" xlink:href="http://localhost:8080/api/v1/inventori/users/product/(id" text:style-name="Internet_20_link" text:visited-style-name="Visited_20_Internet_20_Link"><text:span text:style-name="T7">(id</text:span></text:a><text:span text:style-name="T7"> product)</text:span><text:span text:style-name="T3">/transactions/send</text:span></text:p>
        </text:list-item>
        <text:list-item>
          <text:p text:style-name="P23"><text:span text:style-name="T3">Receive Product</text:span></text:p>
          <text:p text:style-name="P23"><text:span text:style-name="T3">POST : </text:span><text:a xlink:type="simple" xlink:href="http://localhost:8080/api/v1/inventori/users/product/(id" text:style-name="Internet_20_link" text:visited-style-name="Visited_20_Internet_20_Link">http://localhost:8080/api/v1/inventori/users/product/(id</text:a><text:span text:style-name="T3"> product)/transactions/receive</text:span></text:p>
          <text:p text:style-name="P23"><text:span text:style-name="T3">cek kembali product by id, apakah quantitynya berupah !</text:span></text:p>
        </text:list-item>
        <text:list-item>
          <text:p text:style-name="P23"><text:span text:style-name="T3">View All transactions</text:span></text:p>
          <text:p text:style-name="P10"><text:span text:style-name="T7">GET : </text:span><text:a xlink:type="simple" xlink:href="http://localhost:8080/api/v1/inventori/users/product/transactions" text:style-name="Internet_20_link" text:visited-style-name="Visited_20_Internet_20_Link"><text:span text:style-name="T3">http://localhost:8080/api/v1/inventori/users/product/transactions</text:span></text:a></text:p>
        </text:list-item>
      </text:list>
      <text:p text:style-name="P4"><text:span text:style-name="T3">Category</text:span></text:p>
      <text:list xml:id="list1568530108" text:style-name="L5">
        <text:list-item>
          <text:p text:style-name="P19"><text:span text:style-name="T3">Add Category</text:span></text:p>
          <text:p text:style-name="P12"><text:span text:style-name="T10">POST : </text:span><text:a xlink:type="simple" xlink:href="http://localhost:8080/api/v1/inventori/users/product/(product" text:style-name="Internet_20_link" text:visited-style-name="Visited_20_Internet_20_Link"><text:span text:style-name="T3">http://localhost:8080/api/v1/inventori/users/product/</text:span></text:a><text:a xlink:type="simple" xlink:href="http://localhost:8080/api/v1/inventori/users/product/(product" text:style-name="Internet_20_link" text:visited-style-name="Visited_20_Internet_20_Link"><text:span text:style-name="T8">(product</text:span></text:a><text:span text:style-name="T8"> id)</text:span><text:span text:style-name="T3">/category</text:span></text:p>
        </text:list-item>
      </text:list>
      <text:p text:style-name="P11"><text:span text:style-name="T3"/></text:p>
      <text:p text:style-name="P5"><text:span text:style-name="T3">Body</text:span></text:p>
      <text:list xml:id="list2633935287" text:style-name="L6">
        <text:list-item>
          <text:p text:style-name="P21"><text:span text:style-name="T3">user register atau update</text:span></text:p>
        </text:list-item>
      </text:list>
      <text:p text:style-name="P20">{</text:p>
      <text:p text:style-name="P20"><text:s text:c="4"/>"username" : "",</text:p>
      <text:p text:style-name="P20"><text:s text:c="4"/>"email" : "",</text:p>
      <text:p text:style-name="P20"><text:s text:c="4"/>"password" : "",</text:p>
      <text:p text:style-name="P20"><text:s text:c="4"/>"firstName" : "",</text:p>
      <text:p text:style-name="P20"><text:s text:c="4"/>"lastName" : "",</text:p>
      <text:p text:style-name="P20"><text:s text:c="4"/>"phoneNumber" : ""}</text:p>
      <text:p text:style-name="P20"><text:soft-page-break/>2. Login</text:p>
      <text:p text:style-name="P20">{ “username” : “”,</text:p>
      <text:p text:style-name="P20"><text:s text:c="2"/>“password” : “</text:p>
      <text:p text:style-name="P20">}</text:p>
      <text:p text:style-name="P20"/>
      <text:p text:style-name="P20">3. <text:s/>add and update product (“name : string”, “quantity : int”, “price : int”)</text:p>
      <text:p text:style-name="P20">4. trasaction receive product (“transactionType: receiveProduct”, <text:s/>“amount : int”, “description: string”)</text:p>
      <text:p text:style-name="P20">5. transactions send product (“transactionType: sendProduct”, <text:s/>“amount : int”, “description: string”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9:06:39.470438820</meta:creation-date>
    <dc:date>2024-11-05T09:55:59.736171289</dc:date>
    <meta:editing-duration>PT8M39S</meta:editing-duration>
    <meta:editing-cycles>1</meta:editing-cycles>
    <meta:document-statistic meta:table-count="0" meta:image-count="0" meta:object-count="0" meta:page-count="2" meta:paragraph-count="57" meta:word-count="223" meta:character-count="2064" meta:non-whitespace-character-count="1886"/>
    <meta:generator>LibreOffice/7.3.7.2$Linux_X86_64 LibreOffice_project/30$Build-2</meta:generator>
  </office:meta>
</office:document-meta>
</file>